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,sens:serif" svg:font-family="'Arial,sens:serif'" style:font-family-generic="roman"/>
    <style:font-face style:name="AtlasGrotesk" svg:font-family="AtlasGrotesk, NotoSansHebrew-editor, NotoSansArabic-editor, NotoSansCJKjp, apple-system, BlinkMacSystemFont, 'Segoe UI', Roboto, Oxygen, Ubuntu, Cantarell, 'Open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Text_20_body" style:list-style-name="L1">
      <style:text-properties officeooo:paragraph-rsid="00145108"/>
    </style:style>
    <style:style style:name="P2" style:family="paragraph" style:parent-style-name="Text_20_body" style:list-style-name="L1">
      <style:text-properties officeooo:paragraph-rsid="0014c0c7"/>
    </style:style>
    <style:style style:name="P3" style:family="paragraph" style:parent-style-name="Text_20_body" style:list-style-name="L1">
      <style:text-properties officeooo:paragraph-rsid="00150050"/>
    </style:style>
    <style:style style:name="P4" style:family="paragraph" style:parent-style-name="Text_20_body" style:list-style-name="L1">
      <style:text-properties fo:font-size="12pt" style:font-size-asian="12pt" style:font-size-complex="12pt"/>
    </style:style>
    <style:style style:name="P5" style:family="paragraph" style:parent-style-name="Text_20_body">
      <style:text-properties officeooo:paragraph-rsid="0014c0c7"/>
    </style:style>
    <style:style style:name="P6" style:family="paragraph" style:parent-style-name="Text_20_body" style:list-style-name="L1">
      <style:text-properties officeooo:rsid="0014c0c7" officeooo:paragraph-rsid="0014c0c7"/>
    </style:style>
    <style:style style:name="P7" style:family="paragraph" style:parent-style-name="Text_20_body" style:list-style-name="L1">
      <style:text-properties officeooo:rsid="00150050" officeooo:paragraph-rsid="00150050"/>
    </style:style>
    <style:style style:name="T1" style:family="text">
      <style:text-properties style:font-name="Arial,sens:serif"/>
    </style:style>
    <style:style style:name="T2" style:family="text">
      <style:text-properties style:font-name="Arial,sens:serif" fo:font-size="40pt" style:font-size-asian="40pt" style:font-size-complex="40pt"/>
    </style:style>
    <style:style style:name="T3" style:family="text">
      <style:text-properties style:font-name="Arial,sens:serif" fo:font-size="40pt" officeooo:rsid="00145108" style:font-size-asian="40pt" style:font-size-complex="40pt"/>
    </style:style>
    <style:style style:name="T4" style:family="text">
      <style:text-properties style:font-name="Arial,sens:serif" officeooo:rsid="00145108"/>
    </style:style>
    <style:style style:name="T5" style:family="text">
      <style:text-properties style:font-name="Arial,sens:serif" fo:font-size="12pt" officeooo:rsid="00145108" style:font-size-asian="12pt" style:font-size-complex="12pt"/>
    </style:style>
    <style:style style:name="T6" style:family="text">
      <style:text-properties style:font-name="Arial,sens:serif" officeooo:rsid="0014c0c7"/>
    </style:style>
    <style:style style:name="T7" style:family="text">
      <style:text-properties style:font-name="Arial,sens:serif" style:text-underline-style="solid" style:text-underline-width="auto" style:text-underline-color="font-color"/>
    </style:style>
    <style:style style:name="T8" style:family="text">
      <style:text-properties style:font-name="Arial,sens:serif" officeooo:rsid="00150050"/>
    </style:style>
    <style:style style:name="T9" style:family="text">
      <style:text-properties fo:font-variant="normal" fo:text-transform="none" fo:color="#202124" loext:opacity="100%" style:font-name="Arial,sens:serif" fo:letter-spacing="normal"/>
    </style:style>
    <style:style style:name="T10" style:family="text">
      <style:text-properties fo:font-variant="normal" fo:text-transform="none" fo:color="#202124" loext:opacity="100%" style:font-name="Arial,sens:serif" fo:font-size="12pt" fo:letter-spacing="normal" fo:font-style="normal" fo:font-weight="normal"/>
    </style:style>
    <style:style style:name="T11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12" style:family="text">
      <style:text-properties fo:font-variant="normal" fo:text-transform="none" fo:color="#202124" loext:opacity="100%" style:font-name="arial" fo:font-size="12pt" fo:letter-spacing="normal" fo:font-style="normal" fo:font-weight="normal" officeooo:rsid="00145108"/>
    </style:style>
    <style:style style:name="T13" style:family="text">
      <style:text-properties fo:font-variant="normal" fo:text-transform="none" fo:color="#202124" loext:opacity="100%" style:font-name="arial" fo:font-size="12pt" fo:letter-spacing="normal" fo:font-style="normal" fo:font-weight="normal" officeooo:rsid="0014c0c7"/>
    </style:style>
    <style:style style:name="T14" style:family="text">
      <style:text-properties fo:font-variant="normal" fo:text-transform="none" fo:color="#202124" loext:opacity="100%" style:font-name="arial" fo:font-size="12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dashed #70757a"/>
    </style:style>
    <style:style style:name="T15" style:family="text">
      <style:text-properties fo:font-variant="normal" fo:text-transform="none" fo:color="#202124" loext:opacity="100%" style:font-name="arial" fo:font-size="12pt" fo:letter-spacing="normal" fo:font-style="normal" style:text-underline-style="solid" style:text-underline-width="auto" style:text-underline-color="font-color" fo:font-weight="normal"/>
    </style:style>
    <style:style style:name="T16" style:family="text">
      <style:text-properties fo:font-variant="normal" fo:text-transform="none" fo:color="#202124" loext:opacity="100%" style:font-name="arial" fo:font-size="12pt" fo:letter-spacing="normal" fo:font-style="normal" style:text-underline-style="none" fo:font-weight="normal"/>
    </style:style>
    <style:style style:name="T17" style:family="text">
      <style:text-properties fo:font-variant="normal" fo:text-transform="none" fo:color="#1e1919" loext:opacity="100%" style:font-name="AtlasGrotesk" fo:font-size="10.5pt" fo:letter-spacing="normal" fo:font-style="normal" fo:font-weight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6"/><text:span text:style-name="T2">A</text:span><text:span text:style-name="T3">ss</text:span><text:span text:style-name="T2">i</text:span><text:span text:style-name="T3">gn</text:span><text:span text:style-name="T2">ment </text:span><text:span text:style-name="T3">3</text:span></text:p>
      <text:list xml:id="list3917981675" text:style-name="L1">
        <text:list-item>
          <text:p text:style-name="P4"><text:span text:style-name="T4">What are the primitive data types in C language?</text:span></text:p>
          <text:p text:style-name="P1"><text:span text:style-name="T5">Ans_ </text:span><text:span text:style-name="T11">There are eight primitive data types: Boolean, byte, character, short, </text:span><text:span text:style-name="T12">in</text:span><text:span text:style-name="T11">t, long, float, and double</text:span><text:span text:style-name="T1"> </text:span></text:p>
        </text:list-item>
        <text:list-item>
          <text:p text:style-name="P1"><text:span text:style-name="T1">What kind of statements can be written outside the function body?</text:span></text:p>
          <text:p text:style-name="P2"><text:span text:style-name="T4">Ans_</text:span><text:span text:style-name="T6">D</text:span><text:span text:style-name="T13">eclare</text:span><text:span text:style-name="T6"> statement and action statement with // </text:span></text:p>
        </text:list-item>
        <text:list-item>
          <text:p text:style-name="P2"><text:span text:style-name="T6">What is the size of float type variable?</text:span></text:p>
          <text:p text:style-name="P6"><text:span text:style-name="T6">A</text:span><text:span text:style-name="T1">ns _ 4 bytes</text:span></text:p>
        </text:list-item>
        <text:list-item>
          <text:p text:style-name="P2"><text:span text:style-name="T6">What is the value of an uninitialised variable?</text:span></text:p>
          <text:p text:style-name="P2"><text:span text:style-name="T6">Ans _ </text:span><text:span text:style-name="T16">undefined</text:span><text:span text:style-name="T16"> <text:s/></text:span><text:span text:style-name="T16">value</text:span></text:p>
        </text:list-item>
        <text:list-item>
          <text:p text:style-name="P2"><text:span text:style-name="T6">What is the difference between float and double?</text:span></text:p>
          <text:p text:style-name="P2"><text:span text:style-name="T6">Ans _</text:span><text:span text:style-name="T11">A float has 7 decimal digits of precision and occupies 32 bits .A double is a 64-bit <text:s text:c="3"/></text:span><text:span text:style-name="T14">IEEE 754 </text:span><text:span text:style-name="T11">double-precision floating-point number</text:span><text:span text:style-name="T1"> </text:span></text:p>
        </text:list-item>
        <text:list-item>
          <text:p text:style-name="P2"><text:span text:style-name="T6">What is the full form of ASCII?</text:span></text:p>
          <text:p text:style-name="P2"><text:span text:style-name="T6">Ans_</text:span><text:span text:style-name="T11">American Standard Code for Information Interchange</text:span><text:span text:style-name="T1"> </text:span></text:p>
        </text:list-item>
        <text:list-item>
          <text:p text:style-name="P2"><text:span text:style-name="T6">What is the difference between a keyword and a function?</text:span></text:p>
          <text:p text:style-name="P3"><text:span text:style-name="T6">A</text:span><text:span text:style-name="T8">ns_</text:span><text:span text:style-name="T11">Keywords are lower-level building blocks than functions, and can do things that functions can't.</text:span></text:p>
        </text:list-item>
        <text:list-item>
          <text:p text:style-name="P2"><text:span text:style-name="T6">Explore the use of type modifiers in C language.</text:span></text:p>
          <text:p text:style-name="P3"><text:span text:style-name="T6">A</text:span><text:span text:style-name="T8">ns_</text:span><text:span text:style-name="T11">Modifiers are keywords in C which changes the meaning of basic data type in c.</text:span><text:span text:style-name="T1"> </text:span></text:p>
        </text:list-item>
        <text:list-item>
          <text:p text:style-name="P2"><text:span text:style-name="T6">Can you assign a character constant in an int variable?</text:span></text:p>
          <text:p text:style-name="P3"><text:span text:style-name="T6">A</text:span><text:span text:style-name="T8">ns_</text:span><text:span text:style-name="T11">You can. In C character constant is of type int</text:span><text:span text:style-name="T10">.</text:span></text:p>
        </text:list-item>
        <text:list-item>
          <text:p text:style-name="P2"><text:span text:style-name="T6">State the following statement as true or false -”Every block of code is a function”.</text:span></text:p>
          <text:p text:style-name="P7"><text:span text:style-name="T6">A</text:span><text:span text:style-name="T1">ns ___ ........</text:span></text:p>
        </text:list-item>
      </text:list>
      <text:p text:style-name="P5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,sens:serif" svg:font-family="'Arial,sens:serif'" style:font-family-generic="roman"/>
    <style:font-face style:name="AtlasGrotesk" svg:font-family="AtlasGrotesk, NotoSansHebrew-editor, NotoSansArabic-editor, NotoSansCJKjp, apple-system, BlinkMacSystemFont, 'Segoe UI', Roboto, Oxygen, Ubuntu, Cantarell, 'Open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1:59:36.630000000</meta:creation-date>
    <dc:date>2022-07-28T12:55:40.577000000</dc:date>
    <meta:editing-duration>PT4M48S</meta:editing-duration>
    <meta:editing-cycles>1</meta:editing-cycles>
    <meta:document-statistic meta:table-count="0" meta:image-count="0" meta:object-count="0" meta:page-count="1" meta:paragraph-count="21" meta:word-count="209" meta:character-count="1229" meta:non-whitespace-character-count="1006"/>
    <meta:generator>LibreOffice/7.3.3.2$Windows_X86_64 LibreOffice_project/d1d0ea68f081ee2800a922cac8f79445e4603348</meta:generator>
  </office:meta>
</office:document-meta>
</file>